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Default"/>
          <table:table-cell table:style-name="ce6"/>
        </table:table-row>
        <table:table-row table:style-name="ro2" table:number-rows-repeated="12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49])" office:value-type="float" office:value="161">
            <text:p>161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59]" office:value-type="float" office:value="161">
            <text:p>161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312">
            <text:p>3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13/03/2012</text:date>, <text:time>10:06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3-13T10:06:14</dc:date>
    <meta:editing-duration>PT50M44S</meta:editing-duration>
    <meta:editing-cycles>66</meta:editing-cycles>
    <meta:generator>LibreOffice/3.4$Unix LibreOffice_project/340m1$Build-302</meta:generator>
    <meta:document-statistic meta:table-count="5" meta:cell-count="194" meta:object-count="0"/>
  </office:meta>
</office:document-meta>
</file>